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f7d" officeooo:paragraph-rsid="00061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Header files (.h) are designed to provide the information that will be needed in multiple files. Things like class declarations, function prototypes, and enumerations typically go in header files. In a word, "definitions".</text:p>
      <text:p text:style-name="P1"/>
      <text:p text:style-name="P1">Code files (.cpp) are designed to provide the implementation information that only needs to be known in one file. In general, function bodies, and internal variables that should/will never be accessed by other modules, are what belong in .cpp files. In a word, "implementations".</text:p>
      <text:p text:style-name="P1"/>
      <text:p text:style-name="P1">The simplest question to ask yourself to determine what belongs where is "if I change this, will I have to change code in other files to make things compile again?" If the answer is "yes" it probably belongs in the header file; if the answer is "no" it probably belongs in the cod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1:45:07.644574455</meta:creation-date>
    <dc:date>2015-05-30T11:45:30.587136075</dc:date>
    <meta:editing-duration>P0D</meta:editing-duration>
    <meta:editing-cycles>1</meta:editing-cycles>
    <meta:document-statistic meta:table-count="0" meta:image-count="0" meta:object-count="0" meta:page-count="1" meta:paragraph-count="3" meta:word-count="131" meta:character-count="788" meta:non-whitespace-character-count="660"/>
    <meta:generator>LibreOffice/4.2.4.2$Linux_X86_64 LibreOffice_project/420m0$Build-2</meta:generator>
  </office:meta>
</office:document-meta>
</file>